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4705in" svg:y="2.1646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3869418241108">
            <text:p>0.9386941824</text:p>
          </table:table-cell>
          <table:table-cell office:value-type="float" office:value="0.0685483870967742">
            <text:p>0.068548387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13947409616022">
            <text:p>0.9139474096</text:p>
          </table:table-cell>
          <table:table-cell office:value-type="float" office:value="0.0685483870967742">
            <text:p>0.068548387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0865653390954">
            <text:p>0.9086565339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87867251699484">
            <text:p>0.8878672517</text:p>
          </table:table-cell>
          <table:table-cell office:value-type="float" office:value="0.221774193548387">
            <text:p>0.221774193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52105213705424">
            <text:p>0.8521052137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3698220979872">
            <text:p>0.833698221</text:p>
          </table:table-cell>
          <table:table-cell office:value-type="float" office:value="0.241935483870968">
            <text:p>0.241935483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2780195443111">
            <text:p>0.8227801954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12470852656733">
            <text:p>0.8124708527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00841198258317">
            <text:p>0.8008411983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86897991601606">
            <text:p>0.7868979916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71233732787498">
            <text:p>0.771233732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55334710905648">
            <text:p>0.7553347109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40385621463796">
            <text:p>0.7403856215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26621087674508">
            <text:p>0.7266210877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1381784845484">
            <text:p>0.7138178485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01637952955108">
            <text:p>0.701637953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89755614488425">
            <text:p>0.6897556145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77912099765312">
            <text:p>0.6779120998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66073338521998">
            <text:p>0.6660733385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54462237296265">
            <text:p>0.6544622373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43313116472787">
            <text:p>0.6433131165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32759445208607">
            <text:p>0.6327594452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22869215049051">
            <text:p>0.622869215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613573912765516">
            <text:p>0.6135739128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604679078686708">
            <text:p>0.6046790787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96012577646316">
            <text:p>0.5960125776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87520243258688">
            <text:p>0.5875202433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79320944146166">
            <text:p>0.5793209441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71622021088118">
            <text:p>0.5716220211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64460847325601">
            <text:p>0.5644608473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57721724700813">
            <text:p>0.5577217247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51307066391575">
            <text:p>0.5513070664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448956653405">
            <text:p>0.5448956653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38848144125157">
            <text:p>0.5388481441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33424691706787">
            <text:p>0.5334246917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28581598457997">
            <text:p>0.5285815985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24384735974093">
            <text:p>0.524384736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520850417898013">
            <text:p>0.5208504179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16905156059155">
            <text:p>0.5169051561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12105466848557">
            <text:p>0.5121054668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508375143093236">
            <text:p>0.5083751431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504948521270137">
            <text:p>0.5049485213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502367762091804">
            <text:p>0.5023677621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97214718742096">
            <text:p>0.4972147187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94692792627255">
            <text:p>0.4946927926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89868829870391">
            <text:p>0.4898688299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8713430530189">
            <text:p>0.4871343053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8389833751377">
            <text:p>0.4838983375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80258104056924">
            <text:p>0.4802581041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75610025153287">
            <text:p>0.4756100252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71929736469067">
            <text:p>0.4719297365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67364958108299">
            <text:p>0.4673649581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65115330594396">
            <text:p>0.4651153306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59798715591044">
            <text:p>0.4597987156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60213340164505">
            <text:p>0.4602133402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455767691474558">
            <text:p>0.4557676915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51685632603722">
            <text:p>0.4516856326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449576383235832">
            <text:p>0.4495763832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445390046482934">
            <text:p>0.4453900465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41055267421738">
            <text:p>0.4410552674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3704593071527">
            <text:p>0.4370459307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39685010020983">
            <text:p>0.43968501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430796384716737">
            <text:p>0.4307963847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43024874968138">
            <text:p>0.4302487497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26803368093669">
            <text:p>0.4268033681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26240575044234">
            <text:p>0.426240575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24838914944417">
            <text:p>0.4248389149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18028794027471">
            <text:p>0.418028794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15135555061091">
            <text:p>0.4151355551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12214508922562">
            <text:p>0.4122145089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09694403691904">
            <text:p>0.4096944037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06500941552506">
            <text:p>0.4065009416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400194280977864">
            <text:p>0.400194281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98860612484897">
            <text:p>0.3988606125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39768936760399">
            <text:p>0.3976893676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396361730496951">
            <text:p>0.3963617305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391763950050239">
            <text:p>0.3917639501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390759305011874">
            <text:p>0.390759305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389055752343881">
            <text:p>0.3890557523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38437439143471">
            <text:p>0.3843743914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386745640451274">
            <text:p>0.3867456405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382488118272615">
            <text:p>0.3824881183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376844260144063">
            <text:p>0.3768442601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374387114656388">
            <text:p>0.3743871147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379881087998117">
            <text:p>0.379881088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366089956443282">
            <text:p>0.3660899564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37397978433877">
            <text:p>0.3739797843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369584505600147">
            <text:p>0.3695845056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364786336732222">
            <text:p>0.3647863367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36791211860751">
            <text:p>0.3679121186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359915962813721">
            <text:p>0.3599159628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360484170532834">
            <text:p>0.3604841705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362402450781514">
            <text:p>0.3624024508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354855556224684">
            <text:p>0.3548555562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354872172695796">
            <text:p>0.3548721727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348552509084081">
            <text:p>0.3485525091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35296626098484">
            <text:p>0.352966261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351042259577196">
            <text:p>0.3510422596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353092877528265">
            <text:p>0.3530928775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51498860354827">
            <text:p>0.3514988604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350483220388187">
            <text:p>0.3504832204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348036963823589">
            <text:p>0.3480369638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345550306963837">
            <text:p>0.345550307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341380556650815">
            <text:p>0.3413805567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346060911168107">
            <text:p>0.3460609112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340887266151285">
            <text:p>0.3408872662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342415947132238">
            <text:p>0.3424159471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341953930891375">
            <text:p>0.3419539309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343716333840401">
            <text:p>0.3437163338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33534167786613">
            <text:p>0.3353416779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344954031815678">
            <text:p>0.3449540318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34576611118354">
            <text:p>0.3457661112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35447120196792">
            <text:p>0.354471202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344090467516958">
            <text:p>0.3440904675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343471632424532">
            <text:p>0.3434716324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343036522040098">
            <text:p>0.343036522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33967569606792">
            <text:p>0.3396756961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334107790653068">
            <text:p>0.3341077907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338323465140248">
            <text:p>0.3383234651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339921474277472">
            <text:p>0.3399214743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332027152608289">
            <text:p>0.3320271526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329340857034336">
            <text:p>0.329340857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337693082891567">
            <text:p>0.3376930829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330324679218664">
            <text:p>0.3303246792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334703006197507">
            <text:p>0.3347030062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337353506966183">
            <text:p>0.337353507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334521282717927">
            <text:p>0.3345212827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329033944848956">
            <text:p>0.3290339448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329432012104793">
            <text:p>0.3294320121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314589650187966">
            <text:p>0.3145896502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321581172704906">
            <text:p>0.3215811727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317072471129918">
            <text:p>0.3170724711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313721263250807">
            <text:p>0.3137212633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318949402632431">
            <text:p>0.3189494026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31762946304731">
            <text:p>0.31762946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310621202317202">
            <text:p>0.3106212023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322098559390147">
            <text:p>0.3220985594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3086379943017">
            <text:p>0.3086379943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308967626151722">
            <text:p>0.3089676262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312103053584212">
            <text:p>0.3121030536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308950211175051">
            <text:p>0.3089502112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309120150531539">
            <text:p>0.3091201505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304561736701334">
            <text:p>0.3045617367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304584679032036">
            <text:p>0.304584679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307858245776168">
            <text:p>0.3078582458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30469296543027">
            <text:p>0.3046929654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308173320505742">
            <text:p>0.3081733205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313289491604407">
            <text:p>0.3132894916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315825892374236">
            <text:p>0.3158258924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19686493287102">
            <text:p>0.319686493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301056636529974">
            <text:p>0.3010566365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305502694888702">
            <text:p>0.305502694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297541320140983">
            <text:p>0.2975413201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321261004234979">
            <text:p>0.3212610042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297023979986427">
            <text:p>0.29702398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299287025580164">
            <text:p>0.2992870256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305138579524177">
            <text:p>0.3051385795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303472385343521">
            <text:p>0.303472385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304063062183668">
            <text:p>0.3040630622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302293405986917">
            <text:p>0.302293406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301444143502249">
            <text:p>0.3014441435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299890083856034">
            <text:p>0.2998900839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289084082870386">
            <text:p>0.2890840829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292813352736754">
            <text:p>0.2928133527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292544301064602">
            <text:p>0.2925443011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292923968372764">
            <text:p>0.2929239684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296057229640024">
            <text:p>0.2960572296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294375985075137">
            <text:p>0.2943759851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283557511747988">
            <text:p>0.2835575117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96142141201924">
            <text:p>0.2961421412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287321995852273">
            <text:p>0.2873219959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288205815824218">
            <text:p>0.2882058158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292122844220447">
            <text:p>0.2921228442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287543956613595">
            <text:p>0.2875439566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289479724592032">
            <text:p>0.2894797246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292087947760047">
            <text:p>0.2920879478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297848787670229">
            <text:p>0.297848787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30075786929963">
            <text:p>0.3007578693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271180261166274">
            <text:p>0.2711802612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8186460134719">
            <text:p>0.2818646013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283622734609392">
            <text:p>0.2836227346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284086639057883">
            <text:p>0.2840866391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278377586526552">
            <text:p>0.2783775865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280216175301213">
            <text:p>0.2802161753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283384369946777">
            <text:p>0.2833843699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281147180304392">
            <text:p>0.2811471803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284687671472921">
            <text:p>0.2846876715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279334981627076">
            <text:p>0.2793349816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273185968431368">
            <text:p>0.2731859684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268624762797387">
            <text:p>0.2686247628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271819625624354">
            <text:p>0.2718196256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287466735459602">
            <text:p>0.2874667355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280579924123924">
            <text:p>0.2805799241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280918589416255">
            <text:p>0.2809185894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278363011606926">
            <text:p>0.2783630116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267926006822711">
            <text:p>0.2679260068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268094544027971">
            <text:p>0.268094544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285676558894958">
            <text:p>0.2856765589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273335576353467">
            <text:p>0.2733355764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83411237939507">
            <text:p>0.2834112379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274526775512237">
            <text:p>0.2745267755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284931710267493">
            <text:p>0.2849317103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278308804540303">
            <text:p>0.2783088045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294100422977589">
            <text:p>0.29410042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79632622014153">
            <text:p>0.279632622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280711758564725">
            <text:p>0.2807117586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271500340378912">
            <text:p>0.2715003404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28614346304023">
            <text:p>0.286143463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26591020670253">
            <text:p>0.2659102067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74856984621746">
            <text:p>0.2748569846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92803410807736">
            <text:p>0.2928034108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77439347370203">
            <text:p>0.2774393474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275802095545527">
            <text:p>0.2758020955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74308347442539">
            <text:p>0.2743083474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272284379217346">
            <text:p>0.2722843792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273291980298712">
            <text:p>0.2732919803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274032030613906">
            <text:p>0.2740320306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275828228117493">
            <text:p>0.2758282281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258954666362153">
            <text:p>0.2589546664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2658944139753">
            <text:p>0.265894414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267523956042975">
            <text:p>0.267523956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268074137299647">
            <text:p>0.2680741373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268407048524095">
            <text:p>0.2684070485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253413181648194">
            <text:p>0.2534131816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257113672101675">
            <text:p>0.2571136721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254847147542616">
            <text:p>0.2548471475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260672042050664">
            <text:p>0.2606720421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265617541378236">
            <text:p>0.2656175414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271845659056835">
            <text:p>0.2718456591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252674039205005">
            <text:p>0.2526740392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245552607225423">
            <text:p>0.2455526072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251551563468245">
            <text:p>0.2515515635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250066831849253">
            <text:p>0.250066831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255868486000234">
            <text:p>0.255868486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53548413065051">
            <text:p>0.2535484131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24666889945192">
            <text:p>0.246668899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247186514283237">
            <text:p>0.2471865143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263485812796816">
            <text:p>0.2634858128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258585073393231">
            <text:p>0.2585850734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38386927190837">
            <text:p>0.2383869272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247909611556175">
            <text:p>0.2479096116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239129373830101">
            <text:p>0.2391293738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238867422705263">
            <text:p>0.238867422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241950879801978">
            <text:p>0.241950879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237769389682512">
            <text:p>0.2377693897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278107393756351">
            <text:p>0.278107393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270670767539282">
            <text:p>0.270670767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249829413209508">
            <text:p>0.2498294132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252110227405344">
            <text:p>0.2521102274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68123875179805">
            <text:p>0.2681238752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239238429891992">
            <text:p>0.2392384299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265538039483355">
            <text:p>0.265538039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253089736711911">
            <text:p>0.2530897367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25242396207935">
            <text:p>0.2524239621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45087266945336">
            <text:p>0.2450872669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40229573367856">
            <text:p>0.2402295734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551688478616">
            <text:p>0.2551688479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45589709019289">
            <text:p>0.245589709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40156054862139">
            <text:p>0.2401560549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50303850677671">
            <text:p>0.2503038507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35705537771302">
            <text:p>0.235705537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54376109688381">
            <text:p>0.254376109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33864662753262">
            <text:p>0.2338646628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40226936188466">
            <text:p>0.2402269362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39715050893869">
            <text:p>0.2397150509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38312589443299">
            <text:p>0.2383125894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40850949420851">
            <text:p>0.2408509494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40612315125263">
            <text:p>0.2406123151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34552345829001">
            <text:p>0.2345523458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30266737059495">
            <text:p>0.2302667371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289908884521">
            <text:p>0.2289908885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33686825349372">
            <text:p>0.2336868253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32179480806">
            <text:p>0.2321794808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46727276403292">
            <text:p>0.2467272764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30005193077209">
            <text:p>0.2300051931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37095717152771">
            <text:p>0.2370957172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25353506911321">
            <text:p>0.2253535069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2768019182831">
            <text:p>0.2276801918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27555818094339">
            <text:p>0.2275558181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49245459819375">
            <text:p>0.2492454598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34137475471739">
            <text:p>0.234137475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29362875253706">
            <text:p>0.2293628753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21667615234336">
            <text:p>0.2216676152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28317020024147">
            <text:p>0.22831702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26584076491153">
            <text:p>0.2265840765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229173798472841">
            <text:p>0.2291737985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226505436697011">
            <text:p>0.226505436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3550159708108">
            <text:p>0.2355015971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225943665786856">
            <text:p>0.2259436658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229894137591103">
            <text:p>0.2298941376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34429664880372">
            <text:p>0.2344296649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246199802800221">
            <text:p>0.2461998028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241157183774765">
            <text:p>0.2411571838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238216611973964">
            <text:p>0.238216612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239831767277255">
            <text:p>0.2398317673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239991311090869">
            <text:p>0.2399913111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235141235243907">
            <text:p>0.2351412352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32118517537988">
            <text:p>0.232118517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229961798147458">
            <text:p>0.2299617981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33403000054606">
            <text:p>0.2334030001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226691892855031">
            <text:p>0.2266918929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231983668575937">
            <text:p>0.2319836686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223429428049815">
            <text:p>0.22342942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236826775151387">
            <text:p>0.2368267752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228779501680278">
            <text:p>0.228779501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24902217542615">
            <text:p>0.2490221754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27888208179122">
            <text:p>0.2788820818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35424014912645">
            <text:p>0.2354240149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26001109883671">
            <text:p>0.2260011099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236305218109594">
            <text:p>0.2363052181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237981586868627">
            <text:p>0.2379815869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238415955491638">
            <text:p>0.2384159555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23562254610313">
            <text:p>0.2356225461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239611816294078">
            <text:p>0.2396118163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230491205637893">
            <text:p>0.2304912056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229447802825523">
            <text:p>0.229447802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230872132026633">
            <text:p>0.230872132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3014918587242">
            <text:p>0.230149185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226254023302338">
            <text:p>0.2262540233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222635031447372">
            <text:p>0.2226350314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228636695870188">
            <text:p>0.2286366959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247678609209108">
            <text:p>0.2476786092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33659752714518">
            <text:p>0.2336597527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218591103769298">
            <text:p>0.2185911038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228211972759917">
            <text:p>0.2282119728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233758153978819">
            <text:p>0.233758154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25578185525138">
            <text:p>0.2557818553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27498720144452">
            <text:p>0.2274987201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240904170953211">
            <text:p>0.240904171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225924734798966">
            <text:p>0.2259247348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217250971443844">
            <text:p>0.2172509714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216035416673627">
            <text:p>0.2160354167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25314002871245">
            <text:p>0.2253140029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240546801848058">
            <text:p>0.2405468018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212539480005202">
            <text:p>0.21253948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233599507481668">
            <text:p>0.233599507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242126810146706">
            <text:p>0.2421268101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29572649507408">
            <text:p>0.2295726495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223875489910775">
            <text:p>0.2238754899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249816916713577">
            <text:p>0.249816916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237546477744585">
            <text:p>0.2375464777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22047707796336">
            <text:p>0.22047707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29754874103023">
            <text:p>0.2297548741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214233543703061">
            <text:p>0.2142335437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223770722135703">
            <text:p>0.2237707221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244821900356572">
            <text:p>0.2448219004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238736266238197">
            <text:p>0.2387362662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222717617517917">
            <text:p>0.2227176175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227733728115421">
            <text:p>0.2277337281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229373682933619">
            <text:p>0.2293736829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20862996047587">
            <text:p>0.2086299605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237349677443237">
            <text:p>0.2373496774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16310052053213">
            <text:p>0.2163100521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207145556586954">
            <text:p>0.2071455566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204798152889734">
            <text:p>0.2047981529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24045882264249">
            <text:p>0.2404588226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227891119232478">
            <text:p>0.2278911192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242242626981776">
            <text:p>0.242242627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231412915799204">
            <text:p>0.231412915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231268329501701">
            <text:p>0.2312683295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239245769321718">
            <text:p>0.2392457693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219110478131468">
            <text:p>0.2191104781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28283205664613">
            <text:p>0.2282832057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213195246700271">
            <text:p>0.2131952467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218016812725174">
            <text:p>0.2180168127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215466873060033">
            <text:p>0.2154668731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223066419731438">
            <text:p>0.223066419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22346597980206">
            <text:p>0.222346598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234634969404715">
            <text:p>0.2346349694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221054419652062">
            <text:p>0.2210544197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243668056326694">
            <text:p>0.243668056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225288114429273">
            <text:p>0.2252881144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20779504533827">
            <text:p>0.2207795045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210266678168019">
            <text:p>0.2102666782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227386859276824">
            <text:p>0.2273868593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222171319564168">
            <text:p>0.2221713196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276932376193105">
            <text:p>0.2769323762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20348045474377">
            <text:p>0.2203480455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219956014410519">
            <text:p>0.2199560144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223004048107753">
            <text:p>0.2230040481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240705686988783">
            <text:p>0.240705687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233581145998434">
            <text:p>0.233581146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23417802669196">
            <text:p>0.2234178027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233415303953982">
            <text:p>0.233415304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209148182014799">
            <text:p>0.209148182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223621257421831">
            <text:p>0.2236212574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226563617131842">
            <text:p>0.2265636171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24285600468547">
            <text:p>0.2242856005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204056572340603">
            <text:p>0.204056572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220801170970827">
            <text:p>0.220801171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215104818076895">
            <text:p>0.2151048181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223460051094481">
            <text:p>0.2234600511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216210368415304">
            <text:p>0.2162103684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228288620157553">
            <text:p>0.2282886202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21390232800871">
            <text:p>0.21390232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221395506084341">
            <text:p>0.2213955061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212418328691019">
            <text:p>0.2124183287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15464316679505">
            <text:p>0.2154643167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212537706494008">
            <text:p>0.2125377065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28061038344655">
            <text:p>0.228061038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217642485569197">
            <text:p>0.2176424856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263813959853864">
            <text:p>0.2638139599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231357644169847">
            <text:p>0.2313576442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212616613651665">
            <text:p>0.2126166137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210622926687921">
            <text:p>0.2106229267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214618360538559">
            <text:p>0.2146183605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2310488131153">
            <text:p>0.2310488131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16430578549766">
            <text:p>0.2164305785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208910027414425">
            <text:p>0.2089100274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221628792326478">
            <text:p>0.2216287923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226291484567799">
            <text:p>0.2262914846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233436368158418">
            <text:p>0.2334363682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216564494876817">
            <text:p>0.2165644949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22627710558893">
            <text:p>0.2262771056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22828467886616">
            <text:p>0.2282846789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216414343509032">
            <text:p>0.2164143435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214052921797755">
            <text:p>0.2140529218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18933917108241">
            <text:p>0.2189339171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219637945029203">
            <text:p>0.219637945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201031269310787">
            <text:p>0.2010312693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216030419842619">
            <text:p>0.2160304198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219303130711302">
            <text:p>0.219303130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225722478820871">
            <text:p>0.2257224788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22167306337434">
            <text:p>0.2216730634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207198599399907">
            <text:p>0.2071985994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216759746977415">
            <text:p>0.216759747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213410424407593">
            <text:p>0.2134104244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3020200297284">
            <text:p>0.230202003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212095343684776">
            <text:p>0.2120953437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219122821024004">
            <text:p>0.219122821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209381396555469">
            <text:p>0.2093813966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220215231418882">
            <text:p>0.2202152314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05823424886341">
            <text:p>0.205823424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216859844927231">
            <text:p>0.2168598449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20593860611204">
            <text:p>0.2059386061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215938393877797">
            <text:p>0.2159383939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217821029916214">
            <text:p>0.2178210299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204605467560086">
            <text:p>0.2046054676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221083444358587">
            <text:p>0.2210834444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219086660997101">
            <text:p>0.219086661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203225248529961">
            <text:p>0.2032252485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200808228646944">
            <text:p>0.2008082286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21994754396244">
            <text:p>0.2219947544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20093988714854">
            <text:p>0.2009398871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205633735565317">
            <text:p>0.2056337356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205500337520246">
            <text:p>0.2055003375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199291933745625">
            <text:p>0.1992919337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196929241025934">
            <text:p>0.196929241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20596091952538">
            <text:p>0.2059609195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222219686055882">
            <text:p>0.2222196861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225407507938809">
            <text:p>0.2254075079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221618653702622">
            <text:p>0.2216186537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37683141889892">
            <text:p>0.2376831419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228675923712039">
            <text:p>0.2286759237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224279907280756">
            <text:p>0.2242799073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208252147213295">
            <text:p>0.2082521472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205355741427823">
            <text:p>0.2053557414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206165865817703">
            <text:p>0.2061658658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204807778776319">
            <text:p>0.2048077788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205590772235803">
            <text:p>0.2055907722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218114812289389">
            <text:p>0.218114812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209208145300818">
            <text:p>0.2092081453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03912807356208">
            <text:p>0.2039128074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23121624280643">
            <text:p>0.2312162428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215207714756278">
            <text:p>0.215207714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214252911189895">
            <text:p>0.2142529112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213715922854814">
            <text:p>0.2137159229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205506248356603">
            <text:p>0.2055062484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224921475333783">
            <text:p>0.2249214753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222128599566049">
            <text:p>0.2221285996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21561363783808">
            <text:p>0.2156136378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210981845285546">
            <text:p>0.2109818453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229809733338972">
            <text:p>0.229809733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208566931470746">
            <text:p>0.2085669315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201556371630864">
            <text:p>0.2015563716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188899540522306">
            <text:p>0.1888995405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209733836574298">
            <text:p>0.2097338366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20629330208526">
            <text:p>0.2062933021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203410497707275">
            <text:p>0.2034104977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216864843895223">
            <text:p>0.2168648439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207003719349109">
            <text:p>0.2070037193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198999191292162">
            <text:p>0.198999191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19177669473592">
            <text:p>0.1917766947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19900553518025">
            <text:p>0.1990055352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207188423146346">
            <text:p>0.2071884231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235904367931333">
            <text:p>0.2359043679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200117235856978">
            <text:p>0.200117235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203694496958897">
            <text:p>0.203694497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203258733434584">
            <text:p>0.2032587334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216075530805048">
            <text:p>0.2160755308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202399386112696">
            <text:p>0.2023993861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196830890152009">
            <text:p>0.1968308902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216988112194915">
            <text:p>0.2169881122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194872592093601">
            <text:p>0.1948725921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189182590768483">
            <text:p>0.1891825908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211423057609988">
            <text:p>0.2114230576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223416937406547">
            <text:p>0.2234169374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228347171517865">
            <text:p>0.2283471715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183528913317166">
            <text:p>0.183528913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95485474289408">
            <text:p>0.1954854743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string">
            <text:p>Time to train (in seconds): 20.468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8557951482479784</text:p>
          </table:table-cell>
          <table:table-cell table:number-columns-repeated="3"/>
        </table:table-row>
        <table:table-row table:style-name="ro1">
          <table:table-cell office:value-type="string">
            <text:p>Test set accuracy: 0.713709677419354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5:00</dc:date>
    <dc:creator>steve </dc:creator>
    <meta:generator>LibreOffice/3.4$Unix LibreOffice_project/340m1$Build-402</meta:generator>
    <meta:editing-duration>PT12S</meta:editing-duration>
    <meta:editing-cycles>1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97cm" svg:y="0.316cm" chart:style-name="ch2">
          <text:p>Training MSE, Validation Classification Accuracy vs. Epochs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4cm" svg:width="7.894cm" svg:height="5.358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3869418241108">
                <text:p>0.93869418241108</text:p>
                <draw:g>
                  <svg:desc>Sheet1.B14:Sheet1.B513</svg:desc>
                </draw:g>
              </table:table-cell>
              <table:table-cell office:value-type="float" office:value="0.0685483870967742">
                <text:p>0.0685483870967742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3947409616022">
                <text:p>0.913947409616022</text:p>
              </table:table-cell>
              <table:table-cell office:value-type="float" office:value="0.0685483870967742">
                <text:p>0.0685483870967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0865653390954">
                <text:p>0.90865653390954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7867251699484">
                <text:p>0.887867251699484</text:p>
              </table:table-cell>
              <table:table-cell office:value-type="float" office:value="0.221774193548387">
                <text:p>0.221774193548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2105213705424">
                <text:p>0.852105213705424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3698220979872">
                <text:p>0.833698220979872</text:p>
              </table:table-cell>
              <table:table-cell office:value-type="float" office:value="0.241935483870968">
                <text:p>0.241935483870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2780195443111">
                <text:p>0.822780195443111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12470852656733">
                <text:p>0.812470852656733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00841198258317">
                <text:p>0.800841198258317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86897991601606">
                <text:p>0.786897991601606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71233732787498">
                <text:p>0.77123373278749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55334710905648">
                <text:p>0.755334710905648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0385621463796">
                <text:p>0.740385621463796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26621087674508">
                <text:p>0.726621087674508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381784845484">
                <text:p>0.71381784845484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01637952955108">
                <text:p>0.701637952955108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89755614488425">
                <text:p>0.68975561448842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77912099765312">
                <text:p>0.677912099765312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66073338521998">
                <text:p>0.666073338521998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54462237296265">
                <text:p>0.654462237296265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43313116472787">
                <text:p>0.643313116472787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32759445208607">
                <text:p>0.632759445208607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2869215049051">
                <text:p>0.622869215049051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3573912765516">
                <text:p>0.613573912765516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4679078686708">
                <text:p>0.604679078686708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96012577646316">
                <text:p>0.596012577646316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87520243258688">
                <text:p>0.587520243258688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79320944146166">
                <text:p>0.579320944146166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71622021088118">
                <text:p>0.571622021088118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64460847325601">
                <text:p>0.564460847325601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57721724700813">
                <text:p>0.55772172470081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51307066391575">
                <text:p>0.55130706639157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448956653405">
                <text:p>0.5448956653405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38848144125157">
                <text:p>0.538848144125157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33424691706787">
                <text:p>0.533424691706787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528581598457997">
                <text:p>0.528581598457997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524384735974093">
                <text:p>0.524384735974093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20850417898013">
                <text:p>0.520850417898013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16905156059155">
                <text:p>0.51690515605915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12105466848557">
                <text:p>0.512105466848557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8375143093236">
                <text:p>0.508375143093236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4948521270137">
                <text:p>0.504948521270137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2367762091804">
                <text:p>0.502367762091804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7214718742096">
                <text:p>0.497214718742096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692792627255">
                <text:p>0.494692792627255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89868829870391">
                <text:p>0.489868829870391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8713430530189">
                <text:p>0.48713430530189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8389833751377">
                <text:p>0.48389833751377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80258104056924">
                <text:p>0.480258104056924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75610025153287">
                <text:p>0.475610025153287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71929736469067">
                <text:p>0.471929736469067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67364958108299">
                <text:p>0.467364958108299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65115330594396">
                <text:p>0.465115330594396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59798715591044">
                <text:p>0.459798715591044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60213340164505">
                <text:p>0.46021334016450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55767691474558">
                <text:p>0.45576769147455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51685632603722">
                <text:p>0.451685632603722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49576383235832">
                <text:p>0.44957638323583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45390046482934">
                <text:p>0.445390046482934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41055267421738">
                <text:p>0.441055267421738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3704593071527">
                <text:p>0.43704593071527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39685010020983">
                <text:p>0.439685010020983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30796384716737">
                <text:p>0.430796384716737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3024874968138">
                <text:p>0.43024874968138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26803368093669">
                <text:p>0.426803368093669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26240575044234">
                <text:p>0.426240575044234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24838914944417">
                <text:p>0.424838914944417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18028794027471">
                <text:p>0.418028794027471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15135555061091">
                <text:p>0.41513555506109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12214508922562">
                <text:p>0.412214508922562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09694403691904">
                <text:p>0.409694403691904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06500941552506">
                <text:p>0.406500941552506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00194280977864">
                <text:p>0.400194280977864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98860612484897">
                <text:p>0.398860612484897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9768936760399">
                <text:p>0.39768936760399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96361730496951">
                <text:p>0.396361730496951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91763950050239">
                <text:p>0.391763950050239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90759305011874">
                <text:p>0.39075930501187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89055752343881">
                <text:p>0.389055752343881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38437439143471">
                <text:p>0.38437439143471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386745640451274">
                <text:p>0.386745640451274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382488118272615">
                <text:p>0.382488118272615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376844260144063">
                <text:p>0.376844260144063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374387114656388">
                <text:p>0.374387114656388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379881087998117">
                <text:p>0.379881087998117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366089956443282">
                <text:p>0.366089956443282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37397978433877">
                <text:p>0.37397978433877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369584505600147">
                <text:p>0.369584505600147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364786336732222">
                <text:p>0.364786336732222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6791211860751">
                <text:p>0.36791211860751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359915962813721">
                <text:p>0.359915962813721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360484170532834">
                <text:p>0.360484170532834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62402450781514">
                <text:p>0.362402450781514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54855556224684">
                <text:p>0.354855556224684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354872172695796">
                <text:p>0.354872172695796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348552509084081">
                <text:p>0.348552509084081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35296626098484">
                <text:p>0.35296626098484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51042259577196">
                <text:p>0.351042259577196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53092877528265">
                <text:p>0.353092877528265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51498860354827">
                <text:p>0.351498860354827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350483220388187">
                <text:p>0.350483220388187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348036963823589">
                <text:p>0.348036963823589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345550306963837">
                <text:p>0.345550306963837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341380556650815">
                <text:p>0.341380556650815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346060911168107">
                <text:p>0.346060911168107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340887266151285">
                <text:p>0.340887266151285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342415947132238">
                <text:p>0.342415947132238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41953930891375">
                <text:p>0.341953930891375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343716333840401">
                <text:p>0.34371633384040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33534167786613">
                <text:p>0.3353416778661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344954031815678">
                <text:p>0.344954031815678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34576611118354">
                <text:p>0.34576611118354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35447120196792">
                <text:p>0.35447120196792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344090467516958">
                <text:p>0.344090467516958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343471632424532">
                <text:p>0.343471632424532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343036522040098">
                <text:p>0.343036522040098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33967569606792">
                <text:p>0.33967569606792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334107790653068">
                <text:p>0.334107790653068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338323465140248">
                <text:p>0.338323465140248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339921474277472">
                <text:p>0.339921474277472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332027152608289">
                <text:p>0.332027152608289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329340857034336">
                <text:p>0.329340857034336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337693082891567">
                <text:p>0.337693082891567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330324679218664">
                <text:p>0.330324679218664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334703006197507">
                <text:p>0.334703006197507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337353506966183">
                <text:p>0.33735350696618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334521282717927">
                <text:p>0.334521282717927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329033944848956">
                <text:p>0.329033944848956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329432012104793">
                <text:p>0.329432012104793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314589650187966">
                <text:p>0.314589650187966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321581172704906">
                <text:p>0.321581172704906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317072471129918">
                <text:p>0.317072471129918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313721263250807">
                <text:p>0.313721263250807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318949402632431">
                <text:p>0.318949402632431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31762946304731">
                <text:p>0.31762946304731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310621202317202">
                <text:p>0.310621202317202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22098559390147">
                <text:p>0.322098559390147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086379943017">
                <text:p>0.308637994301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08967626151722">
                <text:p>0.308967626151722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12103053584212">
                <text:p>0.312103053584212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08950211175051">
                <text:p>0.308950211175051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09120150531539">
                <text:p>0.309120150531539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304561736701334">
                <text:p>0.304561736701334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304584679032036">
                <text:p>0.304584679032036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307858245776168">
                <text:p>0.307858245776168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30469296543027">
                <text:p>0.30469296543027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308173320505742">
                <text:p>0.308173320505742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313289491604407">
                <text:p>0.313289491604407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315825892374236">
                <text:p>0.315825892374236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319686493287102">
                <text:p>0.319686493287102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301056636529974">
                <text:p>0.301056636529974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305502694888702">
                <text:p>0.305502694888702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297541320140983">
                <text:p>0.297541320140983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321261004234979">
                <text:p>0.321261004234979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297023979986427">
                <text:p>0.29702397998642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299287025580164">
                <text:p>0.299287025580164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305138579524177">
                <text:p>0.30513857952417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303472385343521">
                <text:p>0.303472385343521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304063062183668">
                <text:p>0.304063062183668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02293405986917">
                <text:p>0.302293405986917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301444143502249">
                <text:p>0.301444143502249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299890083856034">
                <text:p>0.299890083856034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289084082870386">
                <text:p>0.289084082870386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292813352736754">
                <text:p>0.292813352736754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292544301064602">
                <text:p>0.292544301064602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292923968372764">
                <text:p>0.292923968372764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296057229640024">
                <text:p>0.296057229640024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294375985075137">
                <text:p>0.294375985075137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283557511747988">
                <text:p>0.283557511747988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96142141201924">
                <text:p>0.296142141201924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287321995852273">
                <text:p>0.287321995852273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288205815824218">
                <text:p>0.288205815824218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292122844220447">
                <text:p>0.292122844220447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287543956613595">
                <text:p>0.287543956613595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289479724592032">
                <text:p>0.289479724592032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292087947760047">
                <text:p>0.292087947760047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297848787670229">
                <text:p>0.297848787670229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30075786929963">
                <text:p>0.30075786929963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271180261166274">
                <text:p>0.27118026116627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8186460134719">
                <text:p>0.28186460134719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283622734609392">
                <text:p>0.283622734609392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284086639057883">
                <text:p>0.28408663905788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278377586526552">
                <text:p>0.278377586526552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280216175301213">
                <text:p>0.280216175301213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283384369946777">
                <text:p>0.283384369946777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281147180304392">
                <text:p>0.281147180304392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284687671472921">
                <text:p>0.284687671472921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279334981627076">
                <text:p>0.279334981627076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273185968431368">
                <text:p>0.273185968431368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268624762797387">
                <text:p>0.268624762797387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271819625624354">
                <text:p>0.271819625624354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287466735459602">
                <text:p>0.287466735459602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280579924123924">
                <text:p>0.280579924123924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280918589416255">
                <text:p>0.280918589416255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278363011606926">
                <text:p>0.278363011606926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267926006822711">
                <text:p>0.267926006822711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268094544027971">
                <text:p>0.26809454402797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285676558894958">
                <text:p>0.285676558894958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273335576353467">
                <text:p>0.273335576353467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283411237939507">
                <text:p>0.283411237939507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274526775512237">
                <text:p>0.27452677551223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284931710267493">
                <text:p>0.284931710267493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278308804540303">
                <text:p>0.278308804540303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294100422977589">
                <text:p>0.294100422977589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279632622014153">
                <text:p>0.27963262201415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280711758564725">
                <text:p>0.280711758564725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271500340378912">
                <text:p>0.271500340378912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28614346304023">
                <text:p>0.28614346304023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26591020670253">
                <text:p>0.26591020670253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274856984621746">
                <text:p>0.274856984621746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292803410807736">
                <text:p>0.292803410807736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277439347370203">
                <text:p>0.277439347370203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275802095545527">
                <text:p>0.275802095545527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274308347442539">
                <text:p>0.274308347442539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272284379217346">
                <text:p>0.272284379217346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273291980298712">
                <text:p>0.2732919802987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274032030613906">
                <text:p>0.274032030613906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275828228117493">
                <text:p>0.275828228117493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258954666362153">
                <text:p>0.258954666362153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658944139753">
                <text:p>0.2658944139753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267523956042975">
                <text:p>0.267523956042975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268074137299647">
                <text:p>0.268074137299647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268407048524095">
                <text:p>0.268407048524095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253413181648194">
                <text:p>0.25341318164819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257113672101675">
                <text:p>0.257113672101675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254847147542616">
                <text:p>0.254847147542616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260672042050664">
                <text:p>0.260672042050664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265617541378236">
                <text:p>0.265617541378236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271845659056835">
                <text:p>0.271845659056835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52674039205005">
                <text:p>0.252674039205005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245552607225423">
                <text:p>0.245552607225423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251551563468245">
                <text:p>0.251551563468245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250066831849253">
                <text:p>0.25006683184925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255868486000234">
                <text:p>0.255868486000234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253548413065051">
                <text:p>0.253548413065051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24666889945192">
                <text:p>0.24666889945192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247186514283237">
                <text:p>0.247186514283237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263485812796816">
                <text:p>0.263485812796816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258585073393231">
                <text:p>0.258585073393231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38386927190837">
                <text:p>0.238386927190837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247909611556175">
                <text:p>0.247909611556175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239129373830101">
                <text:p>0.239129373830101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238867422705263">
                <text:p>0.23886742270526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241950879801978">
                <text:p>0.241950879801978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237769389682512">
                <text:p>0.237769389682512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278107393756351">
                <text:p>0.278107393756351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270670767539282">
                <text:p>0.270670767539282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249829413209508">
                <text:p>0.249829413209508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252110227405344">
                <text:p>0.252110227405344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68123875179805">
                <text:p>0.268123875179805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239238429891992">
                <text:p>0.239238429891992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265538039483355">
                <text:p>0.265538039483355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253089736711911">
                <text:p>0.253089736711911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25242396207935">
                <text:p>0.25242396207935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245087266945336">
                <text:p>0.245087266945336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240229573367856">
                <text:p>0.240229573367856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2551688478616">
                <text:p>0.2551688478616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245589709019289">
                <text:p>0.245589709019289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240156054862139">
                <text:p>0.240156054862139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50303850677671">
                <text:p>0.250303850677671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235705537771302">
                <text:p>0.235705537771302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254376109688381">
                <text:p>0.254376109688381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233864662753262">
                <text:p>0.233864662753262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240226936188466">
                <text:p>0.240226936188466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239715050893869">
                <text:p>0.239715050893869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238312589443299">
                <text:p>0.238312589443299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240850949420851">
                <text:p>0.240850949420851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240612315125263">
                <text:p>0.240612315125263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234552345829001">
                <text:p>0.234552345829001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30266737059495">
                <text:p>0.230266737059495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2289908884521">
                <text:p>0.2289908884521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233686825349372">
                <text:p>0.233686825349372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232179480806">
                <text:p>0.232179480806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246727276403292">
                <text:p>0.246727276403292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230005193077209">
                <text:p>0.230005193077209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237095717152771">
                <text:p>0.237095717152771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225353506911321">
                <text:p>0.225353506911321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22768019182831">
                <text:p>0.22768019182831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227555818094339">
                <text:p>0.227555818094339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49245459819375">
                <text:p>0.249245459819375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234137475471739">
                <text:p>0.234137475471739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229362875253706">
                <text:p>0.229362875253706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221667615234336">
                <text:p>0.221667615234336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228317020024147">
                <text:p>0.22831702002414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226584076491153">
                <text:p>0.22658407649115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229173798472841">
                <text:p>0.229173798472841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226505436697011">
                <text:p>0.226505436697011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23550159708108">
                <text:p>0.23550159708108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225943665786856">
                <text:p>0.225943665786856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29894137591103">
                <text:p>0.229894137591103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234429664880372">
                <text:p>0.234429664880372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246199802800221">
                <text:p>0.246199802800221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241157183774765">
                <text:p>0.241157183774765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238216611973964">
                <text:p>0.238216611973964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239831767277255">
                <text:p>0.239831767277255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239991311090869">
                <text:p>0.239991311090869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235141235243907">
                <text:p>0.235141235243907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232118517537988">
                <text:p>0.232118517537988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229961798147458">
                <text:p>0.229961798147458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33403000054606">
                <text:p>0.233403000054606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226691892855031">
                <text:p>0.226691892855031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231983668575937">
                <text:p>0.231983668575937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223429428049815">
                <text:p>0.223429428049815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236826775151387">
                <text:p>0.236826775151387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228779501680278">
                <text:p>0.228779501680278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24902217542615">
                <text:p>0.24902217542615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27888208179122">
                <text:p>0.27888208179122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235424014912645">
                <text:p>0.235424014912645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226001109883671">
                <text:p>0.226001109883671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236305218109594">
                <text:p>0.236305218109594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237981586868627">
                <text:p>0.237981586868627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238415955491638">
                <text:p>0.238415955491638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23562254610313">
                <text:p>0.23562254610313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239611816294078">
                <text:p>0.239611816294078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230491205637893">
                <text:p>0.230491205637893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229447802825523">
                <text:p>0.22944780282552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230872132026633">
                <text:p>0.230872132026633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23014918587242">
                <text:p>0.23014918587242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226254023302338">
                <text:p>0.226254023302338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222635031447372">
                <text:p>0.222635031447372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228636695870188">
                <text:p>0.228636695870188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247678609209108">
                <text:p>0.247678609209108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233659752714518">
                <text:p>0.233659752714518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218591103769298">
                <text:p>0.218591103769298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228211972759917">
                <text:p>0.228211972759917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233758153978819">
                <text:p>0.233758153978819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25578185525138">
                <text:p>0.25578185525138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227498720144452">
                <text:p>0.227498720144452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240904170953211">
                <text:p>0.240904170953211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225924734798966">
                <text:p>0.225924734798966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217250971443844">
                <text:p>0.217250971443844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216035416673627">
                <text:p>0.216035416673627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225314002871245">
                <text:p>0.225314002871245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240546801848058">
                <text:p>0.240546801848058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212539480005202">
                <text:p>0.212539480005202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233599507481668">
                <text:p>0.233599507481668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242126810146706">
                <text:p>0.242126810146706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229572649507408">
                <text:p>0.229572649507408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223875489910775">
                <text:p>0.223875489910775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249816916713577">
                <text:p>0.249816916713577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237546477744585">
                <text:p>0.237546477744585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22047707796336">
                <text:p>0.22047707796336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229754874103023">
                <text:p>0.22975487410302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214233543703061">
                <text:p>0.21423354370306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223770722135703">
                <text:p>0.223770722135703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244821900356572">
                <text:p>0.244821900356572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238736266238197">
                <text:p>0.238736266238197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222717617517917">
                <text:p>0.222717617517917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227733728115421">
                <text:p>0.227733728115421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229373682933619">
                <text:p>0.229373682933619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20862996047587">
                <text:p>0.20862996047587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237349677443237">
                <text:p>0.237349677443237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216310052053213">
                <text:p>0.216310052053213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207145556586954">
                <text:p>0.207145556586954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204798152889734">
                <text:p>0.204798152889734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24045882264249">
                <text:p>0.2404588226424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227891119232478">
                <text:p>0.227891119232478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242242626981776">
                <text:p>0.242242626981776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231412915799204">
                <text:p>0.231412915799204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231268329501701">
                <text:p>0.231268329501701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239245769321718">
                <text:p>0.239245769321718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219110478131468">
                <text:p>0.219110478131468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228283205664613">
                <text:p>0.228283205664613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213195246700271">
                <text:p>0.21319524670027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218016812725174">
                <text:p>0.218016812725174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215466873060033">
                <text:p>0.21546687306003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223066419731438">
                <text:p>0.223066419731438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222346597980206">
                <text:p>0.222346597980206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234634969404715">
                <text:p>0.234634969404715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221054419652062">
                <text:p>0.221054419652062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243668056326694">
                <text:p>0.243668056326694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225288114429273">
                <text:p>0.22528811442927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220779504533827">
                <text:p>0.220779504533827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210266678168019">
                <text:p>0.210266678168019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227386859276824">
                <text:p>0.227386859276824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222171319564168">
                <text:p>0.222171319564168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276932376193105">
                <text:p>0.276932376193105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220348045474377">
                <text:p>0.22034804547437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219956014410519">
                <text:p>0.219956014410519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223004048107753">
                <text:p>0.223004048107753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240705686988783">
                <text:p>0.240705686988783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233581145998434">
                <text:p>0.233581145998434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223417802669196">
                <text:p>0.223417802669196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233415303953982">
                <text:p>0.233415303953982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209148182014799">
                <text:p>0.209148182014799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223621257421831">
                <text:p>0.223621257421831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226563617131842">
                <text:p>0.226563617131842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224285600468547">
                <text:p>0.224285600468547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204056572340603">
                <text:p>0.204056572340603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220801170970827">
                <text:p>0.22080117097082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215104818076895">
                <text:p>0.215104818076895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223460051094481">
                <text:p>0.223460051094481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216210368415304">
                <text:p>0.216210368415304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228288620157553">
                <text:p>0.228288620157553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21390232800871">
                <text:p>0.21390232800871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221395506084341">
                <text:p>0.221395506084341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212418328691019">
                <text:p>0.212418328691019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215464316679505">
                <text:p>0.215464316679505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212537706494008">
                <text:p>0.212537706494008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228061038344655">
                <text:p>0.228061038344655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217642485569197">
                <text:p>0.217642485569197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263813959853864">
                <text:p>0.26381395985386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231357644169847">
                <text:p>0.23135764416984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212616613651665">
                <text:p>0.212616613651665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210622926687921">
                <text:p>0.21062292668792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214618360538559">
                <text:p>0.214618360538559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2310488131153">
                <text:p>0.2310488131153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216430578549766">
                <text:p>0.216430578549766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208910027414425">
                <text:p>0.208910027414425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221628792326478">
                <text:p>0.221628792326478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226291484567799">
                <text:p>0.226291484567799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233436368158418">
                <text:p>0.233436368158418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216564494876817">
                <text:p>0.21656449487681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22627710558893">
                <text:p>0.2262771055889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22828467886616">
                <text:p>0.22828467886616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216414343509032">
                <text:p>0.216414343509032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214052921797755">
                <text:p>0.214052921797755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218933917108241">
                <text:p>0.218933917108241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219637945029203">
                <text:p>0.219637945029203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201031269310787">
                <text:p>0.201031269310787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216030419842619">
                <text:p>0.216030419842619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219303130711302">
                <text:p>0.219303130711302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225722478820871">
                <text:p>0.225722478820871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22167306337434">
                <text:p>0.2216730633743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207198599399907">
                <text:p>0.20719859939990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216759746977415">
                <text:p>0.216759746977415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213410424407593">
                <text:p>0.213410424407593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23020200297284">
                <text:p>0.2302020029728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212095343684776">
                <text:p>0.212095343684776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219122821024004">
                <text:p>0.219122821024004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209381396555469">
                <text:p>0.209381396555469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220215231418882">
                <text:p>0.220215231418882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205823424886341">
                <text:p>0.205823424886341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216859844927231">
                <text:p>0.216859844927231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20593860611204">
                <text:p>0.2059386061120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215938393877797">
                <text:p>0.21593839387779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217821029916214">
                <text:p>0.217821029916214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204605467560086">
                <text:p>0.204605467560086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221083444358587">
                <text:p>0.221083444358587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219086660997101">
                <text:p>0.219086660997101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203225248529961">
                <text:p>0.20322524852996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200808228646944">
                <text:p>0.200808228646944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221994754396244">
                <text:p>0.22199475439624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20093988714854">
                <text:p>0.2009398871485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205633735565317">
                <text:p>0.205633735565317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205500337520246">
                <text:p>0.205500337520246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199291933745625">
                <text:p>0.199291933745625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196929241025934">
                <text:p>0.19692924102593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20596091952538">
                <text:p>0.20596091952538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222219686055882">
                <text:p>0.222219686055882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225407507938809">
                <text:p>0.225407507938809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221618653702622">
                <text:p>0.221618653702622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237683141889892">
                <text:p>0.237683141889892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228675923712039">
                <text:p>0.228675923712039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224279907280756">
                <text:p>0.224279907280756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208252147213295">
                <text:p>0.208252147213295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205355741427823">
                <text:p>0.205355741427823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206165865817703">
                <text:p>0.20616586581770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204807778776319">
                <text:p>0.204807778776319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205590772235803">
                <text:p>0.205590772235803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218114812289389">
                <text:p>0.218114812289389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209208145300818">
                <text:p>0.209208145300818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203912807356208">
                <text:p>0.203912807356208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23121624280643">
                <text:p>0.23121624280643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215207714756278">
                <text:p>0.215207714756278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214252911189895">
                <text:p>0.214252911189895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213715922854814">
                <text:p>0.21371592285481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205506248356603">
                <text:p>0.205506248356603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224921475333783">
                <text:p>0.224921475333783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222128599566049">
                <text:p>0.222128599566049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21561363783808">
                <text:p>0.21561363783808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210981845285546">
                <text:p>0.210981845285546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229809733338972">
                <text:p>0.229809733338972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208566931470746">
                <text:p>0.208566931470746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201556371630864">
                <text:p>0.201556371630864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188899540522306">
                <text:p>0.188899540522306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209733836574298">
                <text:p>0.209733836574298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20629330208526">
                <text:p>0.20629330208526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203410497707275">
                <text:p>0.203410497707275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216864843895223">
                <text:p>0.216864843895223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207003719349109">
                <text:p>0.207003719349109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198999191292162">
                <text:p>0.198999191292162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19177669473592">
                <text:p>0.19177669473592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19900553518025">
                <text:p>0.19900553518025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207188423146346">
                <text:p>0.207188423146346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235904367931333">
                <text:p>0.235904367931333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200117235856978">
                <text:p>0.200117235856978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203694496958897">
                <text:p>0.20369449695889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203258733434584">
                <text:p>0.203258733434584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216075530805048">
                <text:p>0.216075530805048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202399386112696">
                <text:p>0.202399386112696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196830890152009">
                <text:p>0.196830890152009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216988112194915">
                <text:p>0.216988112194915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194872592093601">
                <text:p>0.19487259209360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189182590768483">
                <text:p>0.18918259076848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211423057609988">
                <text:p>0.211423057609988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223416937406547">
                <text:p>0.223416937406547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228347171517865">
                <text:p>0.228347171517865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183528913317166">
                <text:p>0.183528913317166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95485474289408">
                <text:p>0.195485474289408</text:p>
              </table:table-cell>
              <table:table-cell office:value-type="float" office:value="0.713709677419355">
                <text:p>0.713709677419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